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automatic-styles>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style style:name="P3" style:family="paragraph" style:parent-style-name="Gloss_5f_def">
      <style:text-properties text:display="true"/>
    </style:style>
    <style:style style:name="P4" style:family="paragraph" style:parent-style-name="Gloss_5f_item">
      <style:text-properties text:display="true"/>
    </style:style>
    <style:style style:name="P5" style:family="paragraph" style:parent-style-name="Gloss_5f_item">
      <style:paragraph-properties fo:break-before="page"/>
    </style:style>
    <style:style style:name="P6" style:family="paragraph" style:parent-style-name="Glossary_20_Title" style:master-page-name="Right_20_Page">
      <style:paragraph-properties style:page-number="auto"/>
    </style:style>
    <style:style style:name="T1" style:family="text">
      <style:text-properties text:display="none"/>
    </style:style>
    <style:style style:name="T2" style:family="text">
      <style:text-properties text:display="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Enstore Glossary</text:p>
      <text:p text:style-name="Text_20_body"/>
      <text:p text:style-name="P4">ar<text:alphabetical-index-mark text:string-value="archive"/>chive</text:p>
      <text:p text:style-name="P3">A file on storage media is contained in an archive. <text:s/>Enstore restricts archives to one file each. <text:s/>Therefore, in enstore, the terms file and archive may essentially be used interchangeably. <text:s/>The archive consists of the file (the data) plus some information that is wrapper-dependent. <text:s/>In the case of cpio wrappers, for example, an archive consists of a cpio header, the file, a cpio trailer (to make the file divisible by 512), and a filemark.</text:p>
      <text:p text:style-name="Gloss_5f_item">ac<text:alphabetical-index-mark text:string-value="accounting server"/>counting server</text:p>
      <text:p text:style-name="Gloss_5f_def">This server maintains statistical information on a running system. <text:s/>It is Enstore’s interface to a database of transfer-related data.</text:p>
      <text:p text:style-name="Gloss_5f_item">a<text:alphabetical-index-mark text:string-value="active" text:key1="active file;data file"/>ctive file</text:p>
      <text:p text:style-name="Gloss_5f_def">Any file in Enstore that is not deleted.</text:p>
      <text:p text:style-name="Gloss_5f_item">alarm<text:alphabetical-index-mark text:string-value="alarm server (AS)"/> server (AS)</text:p>
      <text:p text:style-name="Gloss_5f_def">The Alarm Server maintains a record of alarms raised by other servers, and creates a report that’s available online.</text:p>
      <text:p text:style-name="Gloss_5f_item">b<text:alphabetical-index-mark text:string-value="bfid"/>fid</text:p>
      <text:p text:style-name="Gloss_5f_def">Bit file id; an Enstore-assigned, unique identifier for a data file.</text:p>
      <text:p text:style-name="Gloss_5f_item">ce<text:alphabetical-index-mark text:string-value="CERN standard" text:key1="cern wrapper;file family wrapper"/>rn wrapper</text:p>
      <text:p text:style-name="Gloss_5f_def">A file family wrapper that accommodates data files up to (10^21 – 1) bytes. It matches an extension to the ANSI standard, as proposed by CERN, and allows data files written at Fermilab to be readable by CERN, and vice-versa. <text:s/>See <text:span text:style-name="Bold">file family wrapper</text:span>.</text:p>
      <text:p text:style-name="Gloss_5f_item">co<text:alphabetical-index-mark text:string-value="configuration server (CS)"/>nfiguration server (CS)</text:p>
      <text:p text:style-name="Gloss_5f_def">The Configuration Server maintains and distributes the information about Enstore system configuration, such as the location and parameters of each Enstore component and/or server. </text:p>
      <text:p text:style-name="Gloss_5f_item">cpio_o<text:alphabetical-index-mark text:string-value="cpio_odc" text:key1="cpio_odc wrapper;file family wrapper"/>dc wrapper</text:p>
      <text:p text:style-name="Gloss_5f_def">A file family wrapper which allows the file to be dumpable via cpio. This wrapper has a file length limit of (8G – 1) bytes. <text:s/>See <text:span text:style-name="Bold">file family wrapper</text:span>.</text:p>
      <text:p text:style-name="Gloss_5f_item">c<text:alphabetical-index-mark text:string-value="crc"/>rc (Cyclic Redundancy Check)</text:p>
      <text:p text:style-name="Gloss_5f_def">Used to verify that data has been stored properly; it’s used like a checksum, but is less prone to multiple-bit errors. <text:s/>During a transfer, both sides calculate the crc and compare the values, unless the<text:span text:style-name="Command"> --no-crc </text:span>option is specified. <text:s/>Enstore uses a one seeded Adler 32 crc by default. <text:s/>Enstore at Fermilab uses a zero seeded Adler32 crc.</text:p>
      <text:p text:style-name="Gloss_5f_item">c<text:alphabetical-index-mark text:string-value="cwd (current working directory)"/>wd</text:p>
      <text:p text:style-name="Gloss_5f_def">current working directory</text:p>
      <text:p text:style-name="Gloss_5f_item">d<text:alphabetical-index-mark text:string-value="dCache"/>Cache</text:p>
      <text:p text:style-name="Gloss_5f_def">DCache is a data file caching system which acts as an intelligent manager between the user and <text:soft-page-break/>the data storage facilities. <text:s/>It optimizes the location of staged copies according to an access profile. <text:s/>It decouples the (potentially slow) network transfer rate from the (fast) storage media I/O rate in order to keep the mass storage system from bogging down. </text:p>
      <text:p text:style-name="Gloss_5f_item">d<text:alphabetical-index-mark text:string-value="dCap"/>Cap</text:p>
      <text:p text:style-name="Gloss_5f_def"><text:span text:style-name="product_5f_name">DCap</text:span> is a dCache-native C-API access protocol. The <text:span text:style-name="product_5f_name">dCap</text:span> package comprises the commands dcap, dc_check and dc_stage.</text:p>
      <text:p text:style-name="Gloss_5f_item">d<text:alphabetical-index-mark text:string-value="dc_ckeck"/>c_check</text:p>
      <text:p text:style-name="Gloss_5f_def">A <text:span text:style-name="product_5f_name">dCap</text:span> command which checks if a file is on disk in the dCache.</text:p>
      <text:p text:style-name="Gloss_5f_item">d<text:alphabetical-index-mark text:string-value="dccp"/>ccp</text:p>
      <text:p text:style-name="Gloss_5f_def">A <text:span text:style-name="product_5f_name">dCap</text:span> command which provides a<text:span text:style-name="Command"> cp</text:span>-like functionality on the PNFS file system.</text:p>
      <text:p text:style-name="Gloss_5f_item">dc<text:alphabetical-index-mark text:string-value="dc_stage"/>_stage</text:p>
      <text:p text:style-name="Gloss_5f_def"><text:s/>A <text:span text:style-name="product_5f_name">dCap</text:span> command which prestages a read request.</text:p>
      <text:p text:style-name="Gloss_5f_item">dde<text:alphabetical-index-mark text:string-value="ddencp"/>ncp</text:p>
      <text:p text:style-name="term_5f_def_5f_txt">A command packaged with <text:span text:style-name="product_5f_name">encp</text:span> which copies a local file to another local file.</text:p>
      <text:p text:style-name="Gloss_5f_item">D<text:alphabetical-index-mark text:string-value="DESY"/>ESY</text:p>
      <text:p text:style-name="Gloss_5f_def">Deutches Elektronen-SYnchrotron; a laboratory in Hamburg, Germany that conducts particle physics research.</text:p>
      <text:p text:style-name="Gloss_5f_item">di<text:alphabetical-index-mark text:string-value="direct I/O;I/O, direct"/>rect I/O</text:p>
      <text:p text:style-name="Gloss_5f_def">Direct I/O differs from normal disk read/writes in that it by-passes the file system’s buffer cache. <text:s/>This is achieved by skipping the (normally done) copy that goes from the application memory space to the kernel buffer's memory space. <text:s/>Direct I/O is an SGI/Linux extension. <text:s/>Compare to <text:span text:style-name="EmpBold">memory-mapped I/O</text:span> and <text:span text:style-name="EmpBold">POSIX I/O</text:span>.</text:p>
      <text:p text:style-name="Gloss_5f_item"><text:alphabetical-index-mark text:string-value="dCache doors"/>door (for dCache)</text:p>
      <text:p text:style-name="Gloss_5f_def">A door is a protocol converter (e.g., for FTP, dCap) between clients and internal dCache systems. <text:s/>Each door is associated with a particular port on the dCache server, and has its own access profile.</text:p>
      <text:p text:style-name="Gloss_5f_item"><text:alphabetical-index-mark text:string-value="drivestat server"/>drivestat server</text:p>
      <text:p text:style-name="Gloss_5f_def">The drivestat server maintains statistical information of the drives. </text:p>
      <text:p text:style-name="Gloss_5f_item">e<text:alphabetical-index-mark text:string-value="ecrc"/>crc</text:p>
      <text:p text:style-name="Gloss_5f_def">Stands for Enstore crc (cyclic redundancy check); see <text:span text:style-name="Bold">crc</text:span>. <text:s/><text:span text:style-name="product_5f_name">ecrc</text:span> is a command packaged with <text:span text:style-name="product_5f_name">encp</text:span> which calculates the crc of a local file. <text:s/><text:span text:style-name="T2">After a file is read from Enstore and written to disk, this causes Enstore to reread the disk copy of the file and recalculate the checksum on it (this is from the --ecrc option of the encp command).</text:span></text:p>
      <text:p text:style-name="Gloss_5f_item">e<text:alphabetical-index-mark text:string-value="en_check"/>n_check</text:p>
      <text:p text:style-name="Gloss_5f_def">A command packaged with <text:span text:style-name="product_5f_name">encp</text:span> which determines if a file is on tape.</text:p>
      <text:p text:style-name="Gloss_5f_item">e<text:alphabetical-index-mark text:string-value="encp"/>ncp</text:p>
      <text:p text:style-name="Gloss_5f_def"><text:span text:style-name="Bold">Encp</text:span> as an end-user command is considered to be deprecated. <text:s/>It was designed to be used with Enstore, and used to copy data files from disk to storage media and vice-versa. This command is distributed as part of the <text:span text:style-name="product_5f_name">encp</text:span> product, available from kits under <text:span text:style-name="path">f</text:span><text:a xlink:type="simple" xlink:href="ftp://fnkits.fnal.gov:8021/products/encp/"><text:span text:style-name="path">tp://fnkits.fnal.gov:8021/products/encp/</text:span></text:a> or <text:soft-page-break/><text:span text:style-name="path">ftp://fnkits.fnal.gov:8021/KITS/&lt;OS&gt;/encp/</text:span>, e.g., <text:span text:style-name="path">f</text:span><text:a xlink:type="simple" xlink:href="ftp://fnkits.fnal.gov:8021/KITS/Linux/encp/"><text:span text:style-name="path">tp://fnkits.fnal.gov:8021/KITS/Linux/encp/</text:span></text:a></text:p>
      <text:p text:style-name="Gloss_5f_def">The <text:span text:style-name="product_5f_name">encp</text:span> product also includes three diagnostic tools: <text:span text:style-name="Bold">ecrc</text:span>, <text:span text:style-name="Bold">ddencp</text:span>, <text:span text:style-name="Bold">en_check</text:span>.</text:p>
      <text:p text:style-name="Gloss_5f_item">En<text:alphabetical-index-mark text:string-value="enstore"/>store</text:p>
      <text:p text:style-name="Gloss_5f_def">Enstore is the mass storage system implemented at Fermilab as the primary data store for experiments’ data sets. <text:s/>It <text:s/>provides distributed access to data on tape or other storage media both locally and over networks.</text:p>
      <text:p text:style-name="Gloss_5f_item"><text:alphabetical-index-mark text:string-value="enstore.conf file"/>enstore.conf</text:p>
      <text:p text:style-name="Gloss_5f_def">A configuration file to allow for multiple network interface cards dedicated to Enstore, and to map the interfaces to routers. <text:s/>The default location for the file is <text:span text:style-name="file">/etc/enstore.conf</text:span>. <text:s/>The location of the file can be overridden with the environment variable ENSTORE_CONF. <text:s text:c="2"/>See <text:span text:style-name="Bold">ENSTORE_CONF</text:span>.</text:p>
      <text:p text:style-name="Gloss_5f_item"><text:alphabetical-index-mark text:string-value="ENSTORE_CONF variable;ENSTORE_CONFIG_HOST variable;ENSTORE_CONFIG_PORT variable"/>ENSTORE_CONF</text:p>
      <text:p text:style-name="Gloss_5f_def">Environment variable that can be used to override the location of the<text:span text:style-name="file"> enstore.conf </text:span>file. <text:s/>See <text:span text:style-name="Bold">enstore.conf</text:span>.</text:p>
      <text:p text:style-name="Gloss_5f_item">ENSTORE_CONFIG_HOST</text:p>
      <text:p text:style-name="Gloss_5f_def">An environment variable which points to the Enstore server that is running the configuration server</text:p>
      <text:p text:style-name="Gloss_5f_item">ENSTORE_CONFIG_PORT</text:p>
      <text:p text:style-name="Gloss_5f_def">An environment variable which sets the port number; the value is (by convention) 7500 for all installations at Fermilab.</text:p>
      <text:p text:style-name="Gloss_5f_item">e<text:alphabetical-index-mark text:string-value="ensync"/>nsync</text:p>
      <text:p text:style-name="Gloss_5f_def">A wrapper for <text:span text:style-name="Bold">encp</text:span> that allows you to copy the contents of an entire directory structure to Enstore via a single command.</text:p>
      <text:p text:style-name="Gloss_5f_item">e<text:alphabetical-index-mark text:string-value="event relay"/>vent relay (ER)</text:p>
      <text:p text:style-name="Gloss_5f_def">The Event Relay is a server that forwards messages based on subscription. <text:s/>All the Enstore servers send messages to the ER. <text:s/>Any server may “subscribe” to the ER in order to have messages of particular types forwarded to it.</text:p>
      <text:p text:style-name="Gloss_5f_item">fairs<text:alphabetical-index-mark text:string-value="fair share"/>hare</text:p>
      <text:p text:style-name="Gloss_5f_def">A mechanism used in Enstore’s queue management that helps to keep any one storage group (experiment or group) from monopolizing tape drives. Fairshare determines which storage groups currently have jobs in progress (at a mover) and which ones don’t, then gives preference to requests associated with those that don’t.</text:p>
      <text:p text:style-name="Gloss_5f_item">fil<text:alphabetical-index-mark text:string-value="file clerk"/>e clerk (FC)</text:p>
      <text:p text:style-name="Gloss_5f_def">The File Clerk is a server that tracks files in the system. <text:s/>It manages a database of metadata for each data file in the Enstore system.</text:p>
      <text:p text:style-name="Gloss_5f_item">file<text:alphabetical-index-mark text:string-value="file family"/> family</text:p>
      <text:p text:style-name="Gloss_5f_def">A file family is a grouping of data; it defines a category, or family, of data files. <text:s/>Each experiment defines a set of file families for its data. <text:s/>A given storage volume may only contain files belonging to one file family.</text:p>
      <text:p text:style-name="Gloss_5f_item"><text:soft-page-break/>fi<text:alphabetical-index-mark text:string-value="file family width"/>le family width</text:p>
      <text:p text:style-name="Gloss_5f_def">File family width is a value used to limit write-accessiblity on data storage volumes. <text:s/>At any given time, Enstore limits the number of volumes associated with a given file family that are open for writing to the value of the file family width.</text:p>
      <text:p text:style-name="Gloss_5f_item">fi<text:alphabetical-index-mark text:string-value="file family wrapper"/>le family wrapper</text:p>
      <text:p text:style-name="Gloss_5f_def">A file family wrapper consists of information that gets added to the front and back of data files as they’re written to media, and defines the files’ format on the storage volume. <text:s/>The format of the wrapper depends on the type of wrapper used. <text:s/>(See <text:span text:style-name="Bold">cern wrapper</text:span> and <text:span text:style-name="Bold">cpio_odc wrapper</text:span>.)</text:p>
      <text:p text:style-name="Gloss_5f_item">fi<text:alphabetical-index-mark text:string-value="filemark"/>lemark</text:p>
      <text:p text:style-name="Gloss_5f_def">A filemark is a physical mark on tape indicating end of file. <text:s/>Tape drives recognize it and can do high speed searches over it. </text:p>
      <text:p text:style-name="Gloss_5f_item">f<text:alphabetical-index-mark text:string-value="ftp"/>tp</text:p>
      <text:p text:style-name="Gloss_5f_def">File transfer protocol.</text:p>
      <text:p text:style-name="Gloss_5f_item">g<text:alphabetical-index-mark text:string-value="Grid FTP;GSI FTP"/>ridftp</text:p>
      <text:p text:style-name="Gloss_5f_def">See <text:span text:style-name="Bold">GSI ftp</text:span>.</text:p>
      <text:p text:style-name="Gloss_5f_item">GSI ftp</text:p>
      <text:p text:style-name="Gloss_5f_def">An implementation of ftp that uses Grid Proxies for authentication and authorization and is compatible with popular tools such as globus-url-copy (from the globus toolkit).</text:p>
      <text:p text:style-name="Gloss_5f_item">information server</text:p>
      <text:p text:style-name="Gloss_5f_def">A read-only server that maintains detailed file and volume information.</text:p>
      <text:p text:style-name="Gloss_5f_item">i<text:alphabetical-index-mark text:string-value="inquisitor (INQ)"/>nquisitor</text:p>
      <text:p text:style-name="Gloss_5f_def">The Inquisitor monitors the Enstore servers, obtains information from them, and creates reports at regular intervals that can be viewed on the web.</text:p>
      <text:p text:style-name="Gloss_5f_item">j<text:alphabetical-index-mark text:string-value="See request" text:key1="job"/>ob</text:p>
      <text:p text:style-name="Gloss_5f_def">In Enstore terminology, a job is what a user submits to <text:span text:style-name="Bold">encp</text:span>. <text:s/>See <text:span text:style-name="Bold">request</text:span> for comparison.</text:p>
      <text:p text:style-name="Gloss_5f_item">K<text:alphabetical-index-mark text:string-value="ftp client, Kerberized;Kerberized ftp client"/>erberized ftp client</text:p>
      <text:p text:style-name="Gloss_5f_def">A Kerberized ftp client is an ftp client that implements Kerberos v5 authentication.</text:p>
      <text:p text:style-name="Gloss_5f_item">layer</text:p>
      <text:p text:style-name="Gloss_5f_def">Pnfs stores metadata about each file in “layers”, each layer containing a specific type of metadata. <text:s/>Each stored data file has its own set of these layers. Currently, only layers 1 and 4 are used.</text:p>
      <text:p text:style-name="Gloss_5f_item">li<text:alphabetical-index-mark text:string-value="library"/>brary</text:p>
      <text:p text:style-name="Gloss_5f_def">A library in Enstore is comprised of both the physical data storage media, robotic devices and drives. <text:s/>An Enstore library is typically called a robot.</text:p>
      <text:p text:style-name="Gloss_5f_item">li<text:alphabetical-index-mark text:string-value="library manager (LM)"/>brary manager (LM)</text:p>
      <text:p text:style-name="Gloss_5f_def">A Library Manager is a server which controls a virtual library. <text:s/>LMs receive requests for file copies from users via <text:span text:style-name="product_5f_name">encp</text:span> and they distribute the requests to the Movers.</text:p>
      <text:p text:style-name="Gloss_5f_item">lo<text:alphabetical-index-mark text:string-value="log server (LS)"/>g server (LS)</text:p>
      <text:p text:style-name="Gloss_5f_def">The Log Server (LS) receives messages from other processes and logs them into formatted log files that are available online.</text:p>
      <text:p text:style-name="P5">m<text:alphabetical-index-mark text:string-value="media changer"/>edia changer (MC)</text:p>
      <text:p text:style-name="Gloss_5f_def">The Media Changer mounts and dismounts the media into and out of drives according to requests from the Movers.</text:p>
      <text:p text:style-name="Gloss_5f_item">me<text:alphabetical-index-mark text:string-value="mmapped I/O;memory mapped I/O;I/O, memory mapped"/>mory-mapped I/O (mmapped I/O) </text:p>
      <text:p text:style-name="Gloss_5f_def">With this type of I/O, part of the CPU’s address space is interpreted not as accesses to memory, but as accesses to a device; once you map a file to memory, changes made to the memory map are propagated back to the file. <text:s/>Mmapped I/O strives to avoid memory copies of the data between the application memory space and the kernel memory space (also see <text:span text:style-name="EmpBold">direct I/O</text:span> and <text:span text:style-name="EmpBold">POSIX I/O</text:span>). <text:s/>Mmapped I/O is in the POSIX standard.</text:p>
      <text:p text:style-name="Gloss_5f_item">mo<text:alphabetical-index-mark text:string-value="monitor server"/>nitor server (MS)</text:p>
      <text:p text:style-name="Gloss_5f_def">The Monitor Server is available for investigating network-related problems. <text:s/>It attempts to mimic the communication between an <text:span text:style-name="Bold">encp</text:span> request, the corresponding library manager, and the mover.</text:p>
      <text:p text:style-name="Gloss_5f_item">m<text:alphabetical-index-mark text:string-value="mover (MV)"/>over (MV)</text:p>
      <text:p text:style-name="Gloss_5f_def">A Mover is a process responsible for efficient data transfer between the <text:span text:style-name="product_5f_name">encp</text:span> process and a single, assigned media drive in a library (robot). <text:s/>The Mover receives instructions from a Library Manager (LM) on how to satisfy the users’ requests. <text:s/>The Mover sends instructions to the Media Changer (MC) that services the Mover’s assigned drive in order to get the proper volume mounted.</text:p>
      <text:p text:style-name="Gloss_5f_item">null wrapper</text:p>
      <text:p text:style-name="Gloss_5f_def">A file family wrapper for NULL volumes. <text:s/>See <text:span text:style-name="Bold">file family wrapper</text:span>.</text:p>
      <text:p text:style-name="Gloss_5f_item">pn<text:alphabetical-index-mark text:string-value="layer;layer" text:key1="pnfs"/>fs layer</text:p>
      <text:p text:style-name="Gloss_5f_def">See “layer”.</text:p>
      <text:p text:style-name="Gloss_5f_item">p<text:alphabetical-index-mark text:string-value="namespace" text:key1="pnfs"/>nfs namespace</text:p>
      <text:p text:style-name="Gloss_5f_def">Pnfs is an independent namespace package, written at DESY. <text:s/>It presents a collection of library database entries as a UNIX-like file system, and thus allows users to browse stored files as though they reside in this file system. <text:s/>Pnfs is mounted like NFS, but it is a virtual file system only. <text:s/>It maintains file grouping and structure information via a set of tags in each directory.</text:p>
      <text:p text:style-name="Gloss_5f_item">p<text:alphabetical-index-mark text:string-value="tag files" text:key1="pnfs"/>nfs tags</text:p>
      <text:p text:style-name="Gloss_5f_def">See tags.</text:p>
      <text:p text:style-name="Gloss_5f_item">POS<text:alphabetical-index-mark text:string-value="POSIX I/O"/>IX I/O</text:p>
      <text:p text:style-name="Gloss_5f_def">POSIX is a name applied to a widely used family of open system standards based on UNIX. <text:s/>POSIX I/O refers to the POSIX standards for I/O.</text:p>
      <text:p text:style-name="Gloss_5f_item"><text:alphabetical-index-mark text:string-value="requests"/>request</text:p>
      <text:p text:style-name="Gloss_5f_def">In Enstore terminology, after a user submits a job to <text:span text:style-name="Bold">encp</text:span>, <text:span text:style-name="Bold">encp</text:span> sends a request to Enstore to process the job. <text:s/>See <text:span text:style-name="Bold">job</text:span> for comparison.</text:p>
      <text:p text:style-name="Gloss_5f_item">r<text:alphabetical-index-mark text:string-value="resubmit"/>esubmit</text:p>
      <text:p text:style-name="Gloss_5f_def"><text:span text:style-name="Bold">Encp</text:span> has functionality to retry and resubmit requests, where we distinguish between these two terms. <text:s/><text:span text:style-name="Bold">Encp</text:span> will <text:s/><text:span text:style-name="Emphasis">resubmit</text:span> a request if it has been waiting for a mover for over 15 minutes, but not due to an error condition. <text:s/>See <text:span text:style-name="Bold">retry</text:span>.</text:p>
      <text:p text:style-name="Gloss_5f_item"><text:soft-page-break/>re<text:alphabetical-index-mark text:string-value="retry"/>try</text:p>
      <text:p text:style-name="Gloss_5f_def"><text:span text:style-name="Bold">Encp</text:span> has functionality to retry and resubmit requests, where we distinguish between these two terms. <text:s/><text:span text:style-name="Bold">Encp</text:span> will <text:span text:style-name="Emphasis">retry</text:span> (i.e., resend) a request after an error occurs. <text:s/>See <text:span text:style-name="Bold">resubmit</text:span>.</text:p>
      <text:p text:style-name="Gloss_5f_item">SR<text:alphabetical-index-mark text:string-value="SRM"/>M</text:p>
      <text:p text:style-name="Gloss_5f_def">SRM (Storage Resource Management) is the middleware for managing storage resources for the grid.</text:p>
      <text:p text:style-name="Gloss_5f_item">s<text:alphabetical-index-mark text:string-value="storage group"/>torage group</text:p>
      <text:p text:style-name="Gloss_5f_def">A storage group is an identifier corresponding to an experiment that Enstore uses as it controls and balances assignment of resources such as tape drives and media. <text:s/>Each storage group (i.e., each experiment) is assigned an area in PNFS.</text:p>
      <text:p text:style-name="Gloss_5f_item">s<text:alphabetical-index-mark text:string-value="storage volume"/>torage volume</text:p>
      <text:p text:style-name="Gloss_5f_def">A unit of mass storage, e.g., a tape.</text:p>
      <text:p text:style-name="Gloss_5f_item">str<text:alphabetical-index-mark text:string-value="streaming;file streaming"/>eaming (of files on tape)</text:p>
      <text:p text:style-name="Gloss_5f_def">Streaming refers to the sequential access of adjacent files on tape at the maximum tape read/write speeds.</text:p>
      <text:p text:style-name="Gloss_5f_item">s<text:alphabetical-index-mark text:string-value="striping;file striping"/>triping (of files on tape)</text:p>
      <text:p text:style-name="Gloss_5f_def">Striping refers to single files (usually large ones) being split onto two or more volumes, each writing simultaneously, in order to expedite the writing process. <text:s/>(Striping is not supported under enstore.)</text:p>
      <text:p text:style-name="Gloss_5f_item">s<text:alphabetical-index-mark text:string-value="suspect;suspect volumes" text:key1="storage volume"/>uspect volume</text:p>
      <text:p text:style-name="Gloss_5f_def">A volume becomes suspect when a mover communicates to the appropriate library manager that it had a problem with the volume. <text:s/>It is not yet established that the volume is faulty.</text:p>
      <text:p text:style-name="Gloss_5f_item">t<text:alphabetical-index-mark text:string-value="tag files" text:key1="tag;pnfs"/>ags</text:p>
      <text:p text:style-name="Gloss_5f_def">Pnfs uses tag files (usually just called tags) in the<text:span text:style-name="file"> /pnfs </text:span>namespace to specify file-specific configuration information, and <text:span text:style-name="product_5f_name">encp</text:span> transfers this information to Enstore. <text:s/>Tags are associated with directories in the<text:span text:style-name="file"> /pnfs </text:span>namespace, not with any specific file, and thus apply to all files within a given directory.</text:p>
      <text:p text:style-name="Gloss_5f_item">vi<text:alphabetical-index-mark text:string-value="virtual library (VL)"/>rtual library</text:p>
      <text:p text:style-name="Gloss_5f_def">A Virtual Library (VL) is a subset of an Enstore data storage library. <text:s/>It can contain one and only one type of media. <text:s/>It is paired with its own library manager which controls it.</text:p>
      <text:p text:style-name="Gloss_5f_item">v<text:alphabetical-index-mark text:string-value="storage volume"/>olume</text:p>
      <text:p text:style-name="Gloss_5f_def">See storage volume.</text:p>
      <text:p text:style-name="Gloss_5f_item">v<text:alphabetical-index-mark text:string-value="assert" text:key1="storage volume"/>olume assert</text:p>
      <text:p text:style-name="Gloss_5f_def">A job in which a volume (tape) gets mounted and certain attributes are read in order to check, and thus assert, that the volume is “ok” (without actually checking the entire contents). <text:s/>Requesting volume asserts is an administrative task, and these requests are assigned the lowest priority.</text:p>
      <text:p text:style-name="P5"><text:alphabetical-index-mark text:string-value="volume clerk (VC)"/>volume clerk</text:p>
      <text:p text:style-name="Gloss_5f_def">The Volume Clerk (VC) is a server that stores and administers storage volume (tape) information.</text:p>
      <text:p text:style-name="Gloss_5f_item">v<text:alphabetical-index-mark text:string-value="volume family" text:key1="storage volume"/>olume family</text:p>
      <text:p text:style-name="Gloss_5f_def">The triplet “storage group + file family + file family wrapper” is called a volume family. <text:s/>In order for different data files to be stored on the same volume, all three of these pnfs tags for the files must match.</text:p>
      <text:p text:style-name="Gloss_5f_item">wr<text:alphabetical-index-mark text:string-value="file family wrapper"/>apper</text:p>
      <text:p text:style-name="Gloss_5f_def">See file family wrapper.</text:p>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imes New Roman" svg:font-family="'Times New Roman'"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Nimbus Roman No9 L" svg:font-family="'Nimbus Roman No9 L'" style:font-adornments="Regular" style:font-family-generic="roman" style:font-pitch="variable"/>
    <style:font-face style:name="Liberation Sans" svg:font-family="'Liberation Sans'" style:font-family-generic="swiss" style:font-pitch="variable"/>
    <style:font-face style:name="Nimbus Sans L" svg:font-family="'Nimbus Sans L'" style:font-adornments="Bold"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left="1in" fo:margin-right="0in" fo:margin-top="0in" fo:margin-bottom="0.0835in" fo:text-indent="0in" style:auto-text-indent="false"/>
      <style:text-properties style:font-name="Nimbus Roman No9 L"/>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class="text" style:master-page-name="" style:default-outline-level="1">
      <style:paragraph-properties fo:margin-left="0in" fo:margin-right="0in" fo:text-indent="0in" style:auto-text-indent="false" style:page-number="auto"/>
      <style:text-properties style:font-name="Nimbus Sans L" fo:font-size="158%"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75in" fo:margin-right="0in" fo:text-indent="-0.5in" style:auto-text-indent="false"/>
      <style:text-properties style:font-name="Nimbus Sans L" fo:font-size="20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paragraph-properties fo:margin-left="1.25in" fo:margin-right="0in" fo:text-indent="-1in" style:auto-text-indent="false"/>
      <style:text-properties style:font-name="Nimbus Sans L" fo:font-size="16pt" fo:font-weight="bold" style:font-size-asian="14pt" style:font-weight-asian="bold" style:font-size-complex="14pt" style:font-weight-complex="bold"/>
    </style:style>
    <style:style style:name="Body" style:family="paragraph" style:next-style-name="Gloss_5f_def">
      <style:paragraph-properties fo:margin-left="0.25in" fo:margin-right="0in" fo:margin-top="0.0555in" fo:margin-bottom="0.0555in" style:line-height-at-least="0.1945in" fo:text-align="start" style:justify-single-word="false" fo:text-indent="0in" style:auto-text-indent="false" style:vertical-align="auto">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Gloss_5f_def" style:display-name="Gloss_def" style:family="paragraph" style:next-style-name="term_5f_def">
      <style:paragraph-properties fo:margin-left="0.5in" fo:margin-right="0in" fo:margin-top="0in" fo:margin-bottom="0.028in" style:line-height-at-least="0.194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term_5f_def" style:display-name="term_def" style:family="paragraph" style:next-style-name="term_5f_def_5f_txt">
      <style:paragraph-properties fo:margin-left="1.5in" fo:margin-right="0in" fo:margin-top="0.1528in" fo:margin-bottom="0.028in" style:line-height-at-least="0.2362in" fo:text-align="start" style:justify-single-word="false" fo:text-indent="-1.25in" style:auto-text-indent="false" fo:keep-with-next="always" style:vertical-align="auto">
        <style:tab-stops>
          <style:tab-stop style:position="1.5in"/>
        </style:tab-stops>
      </style:paragraph-properties>
      <style:text-properties fo:color="#000000" style:text-line-through-style="none" style:font-name="Times New Roman" fo:font-size="14pt" fo:letter-spacing="normal" fo:language="en" fo:country="US" fo:font-style="normal" style:text-underline-style="none" fo:font-weight="normal" style:font-name-asian="Times New Roman" style:font-size-asian="14pt" style:font-style-asian="normal" style:font-weight-asian="normal" style:font-name-complex="Times New Roman" style:font-size-complex="14pt" style:font-style-complex="normal" style:font-weight-complex="normal" style:text-emphasize="none" style:text-scale="100%"/>
    </style:style>
    <style:style style:name="term_5f_def_5f_txt" style:display-name="term_def_txt" style:family="paragraph" style:next-style-name="term_5f_def">
      <style:paragraph-properties fo:margin-left="0.5in" fo:margin-right="0in" fo:margin-top="0in" fo:margin-bottom="0.028in" style:line-height-at-least="0.1945in" fo:text-align="start" style:justify-single-word="false" fo:text-indent="0in" style:auto-text-indent="false" style:vertical-align="auto">
        <style:tab-stops>
          <style:tab-stop style:position="1.5in"/>
        </style:tab-stops>
      </style:paragraph-properties>
      <style:text-properties fo:color="#000000" style:text-line-through-style="none" style:font-name="Times New Roman" fo:font-size="12pt" fo:letter-spacing="normal" fo:language="en" fo:country="US"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scale="100%"/>
    </style:style>
    <style:style style:name="Gloss_5f_item" style:display-name="Gloss_item" style:family="paragraph" style:next-style-name="Gloss_5f_def">
      <style:paragraph-properties fo:margin-left="0in" fo:margin-right="0in" fo:margin-top="0in" fo:margin-bottom="0in" style:line-height-at-least="0.1945in" fo:text-align="justify" style:justify-single-word="false" fo:text-indent="0in" style:auto-text-indent="false" style:vertical-align="auto"/>
      <style:text-properties fo:color="#000000" style:text-line-through-style="none" style:font-name="Times New Roman" fo:font-size="12pt" fo:letter-spacing="normal" fo:language="en" fo:country="US"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emphasize="none" style:text-scale="100%"/>
    </style:style>
    <style:style style:name="Glossary_20_Title" style:display-name="Glossary Title" style:family="paragraph" style:parent-style-name="Heading_20_1" style:class="text"/>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Bold" style:family="text">
      <style:text-properties fo:font-variant="normal" fo:text-transform="none" fo:color="#000000" style:text-line-through-style="none" style:text-position="0% 100%" style:font-name="Times New Roman" fo:font-size="12pt" fo:letter-spacing="normal" fo:language="en" fo:country="US"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text-scale="100%"/>
    </style:style>
    <style:style style:name="Command"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bold" style:font-name-asian="Courier New" style:font-size-asian="12pt" style:font-style-asian="normal" style:font-weight-asian="bold" style:font-name-complex="Courier New" style:font-size-complex="12pt" style:font-style-complex="normal" style:font-weight-complex="bold" style:text-scale="100%"/>
    </style:style>
    <style:style style:name="product_5f_name" style:display-name="product_name"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EmpBold" style:family="text">
      <style:text-properties fo:font-variant="normal" fo:text-transform="none" fo:color="#000000" style:text-line-through-style="none" style:text-position="0% 100%" fo:font-style="normal" style:text-underline-style="none" fo:font-weight="bold" style:font-style-asian="normal" style:font-weight-asian="bold" style:font-style-complex="normal" style:font-weight-complex="bold"/>
    </style:style>
    <style:style style:name="path"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Internet_20_link" style:display-name="Internet link" style:family="text">
      <style:text-properties fo:color="#000080" style:text-underline-style="solid" style:text-underline-width="auto" style:text-underline-color="font-color"/>
    </style:style>
    <style:style style:name="file" style:family="text">
      <style:text-properties fo:font-variant="normal" fo:text-transform="none" fo:color="#000000" style:text-line-through-style="none" style:text-position="0% 100%" style:font-name="Courier New" fo:font-size="12pt" fo:letter-spacing="normal" fo:language="en" fo:country="US"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text-scale="100%"/>
    </style:style>
    <style:style style:name="Emphasis" style:family="text">
      <style:text-properties fo:font-variant="normal" fo:text-transform="none" fo:color="#000000" style:text-line-through-style="none" style:text-position="0% 100%" style:font-name="Times New Roman" fo:font-size="12pt" fo:letter-spacing="normal" fo:language="en" fo:country="US"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scale="100%"/>
    </style:style>
    <text:outline-style>
      <text:outline-level-style text:level="1" text:style-name="Numbering_20_Symbols" style:num-format="">
        <style:list-level-properties text:min-label-width="1in" text:min-label-distance="0.15in"/>
      </text:outline-level-style>
      <text:outline-level-style text:level="2" text:style-name="Numbering_20_Symbols" style:num-format="1" text:display-levels="2">
        <style:list-level-properties text:space-before="0.25in" text:min-label-width="0.5in" text:min-label-distance="0.15in"/>
      </text:outline-level-style>
      <text:outline-level-style text:level="3" text:style-name="Numbering_20_Symbols" style:num-format="1" text:display-levels="3">
        <style:list-level-properties text:space-before="0.25in"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right_5f_page_5f_footer" style:display-name="right_page_footer" style:family="table">
      <style:table-properties style:width="6.9146in" fo:margin-left="0in" fo:margin-right="0.0104in" table:align="margins"/>
    </style:style>
    <style:style style:name="right_5f_page_5f_footer.A" style:display-name="right_page_footer.A" style:family="table-column">
      <style:table-column-properties style:column-width="6.4417in" style:rel-column-width="61056*"/>
    </style:style>
    <style:style style:name="right_5f_page_5f_footer.B" style:display-name="right_page_footer.B" style:family="table-column">
      <style:table-column-properties style:column-width="0.4729in" style:rel-column-width="4479*"/>
    </style:style>
    <style:style style:name="right_5f_page_5f_footer.A1" style:display-name="right_page_footer.A1" style:family="table-cell">
      <style:table-cell-properties fo:padding="0.0382in" fo:border-left="none" fo:border-right="none" fo:border-top="0.0139in solid #000000" fo:border-bottom="none"/>
    </style:style>
    <style:style style:name="left_5f_page_5f_footer" style:display-name="left_page_footer" style:family="table">
      <style:table-properties style:width="6.9271in" fo:margin-left="0in" fo:margin-right="-0.0021in" table:align="margins"/>
    </style:style>
    <style:style style:name="left_5f_page_5f_footer.A" style:display-name="left_page_footer.A" style:family="table-column">
      <style:table-column-properties style:column-width="0.416in" style:rel-column-width="3936*"/>
    </style:style>
    <style:style style:name="left_5f_page_5f_footer.B" style:display-name="left_page_footer.B" style:family="table-column">
      <style:table-column-properties style:column-width="6.5111in" style:rel-column-width="61599*"/>
    </style:style>
    <style:style style:name="left_5f_page_5f_footer.A1" style:display-name="left_page_footer.A1" style:family="table-cell">
      <style:table-cell-properties fo:padding="0.0382in" fo:border-left="none" fo:border-right="none" fo:border-top="0.0139in solid #000000" fo:border-bottom="none"/>
    </style:style>
    <style:style style:name="P1" style:family="paragraph" style:parent-style-name="Table_20_Contents">
      <style:paragraph-properties fo:text-align="center" style:justify-single-word="false" fo:padding="0in" fo:border="none" style:shadow="none"/>
    </style:style>
    <style:style style:name="P2" style:family="paragraph" style:parent-style-name="Table_20_Contents">
      <style:paragraph-properties fo:text-align="start" style:justify-single-word="false" fo:padding="0in" fo:border="none" style:shadow="non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master-page style:name="First_20_Page" style:display-name="First Page" style:page-layout-name="pm1" style:next-style-name="Left_20_Page"/>
    <style:master-page style:name="Right_20_Page" style:display-name="Right Page" style:page-layout-name="pm2" style:next-style-name="Left_20_Page">
      <style:footer>
        <text:p text:style-name="Footer"/>
        <table:table table:name="right_page_footer" table:style-name="right_5f_page_5f_footer">
          <table:table-column table:style-name="right_5f_page_5f_footer.A"/>
          <table:table-column table:style-name="right_5f_page_5f_footer.B"/>
          <table:table-row>
            <table:table-cell table:style-name="right_5f_page_5f_footer.A1" office:value-type="string">
              <text:p text:style-name="P1"><text:chapter text:display="name" text:outline-level="1"/></text:p>
            </table:table-cell>
            <table:table-cell table:style-name="right_5f_page_5f_footer.A1" office:value-type="string">
              <text:p text:style-name="Table_20_Contents"><text:page-number text:select-page="current"/></text:p>
            </table:table-cell>
          </table:table-row>
        </table:table>
        <text:p text:style-name="Standard"/>
      </style:footer>
    </style:master-page>
    <style:master-page style:name="Left_20_Page" style:display-name="Left Page" style:page-layout-name="pm3" style:next-style-name="Right_20_Page">
      <style:footer>
        <text:p text:style-name="Footer"/>
      </style:footer>
      <style:footer-left>
        <text:p text:style-name="Footer"/>
        <table:table table:name="left_page_footer" table:style-name="left_5f_page_5f_footer">
          <table:table-column table:style-name="left_5f_page_5f_footer.A"/>
          <table:table-column table:style-name="left_5f_page_5f_footer.B"/>
          <table:table-row>
            <table:table-cell table:style-name="left_5f_page_5f_footer.A1" office:value-type="string">
              <text:p text:style-name="P2"><text:page-number text:select-page="current"/></text:p>
            </table:table-cell>
            <table:table-cell table:style-name="left_5f_page_5f_footer.A1" office:value-type="string">
              <text:p text:style-name="P1"><text:chapter text:display="name" text:outline-level="1"/></text:p>
            </table:table-cell>
          </table:table-row>
        </table:table>
        <text:p text:style-name="Standard"/>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Unix OpenOffice.org_project/680m6$Build-9226</meta:generator>
    <meta:creation-date>2008-10-07T13:33:07</meta:creation-date>
    <dc:date>2009-05-28T10:19:52</dc:date>
    <meta:editing-cycles>4</meta:editing-cycles>
    <meta:editing-duration>PT39M3S</meta:editing-duration>
    <meta:user-defined meta:name="Info 1"/>
    <meta:user-defined meta:name="Info 2"/>
    <meta:user-defined meta:name="Info 3"/>
    <meta:user-defined meta:name="Info 4"/>
    <meta:document-statistic meta:table-count="2" meta:image-count="0" meta:object-count="0" meta:page-count="7" meta:paragraph-count="148" meta:word-count="2142" meta:character-count="12341"/>
  </office:meta>
</office:document-meta>
</file>